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8e1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939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9887" style:text-blinking="false" fo:background-color="transparent" loext:char-shading-value="0"/>
    </style:style>
    <style:style style:name="T5" style:family="text">
      <style:text-properties officeooo:rsid="000b9397"/>
    </style:style>
    <style:style style:name="T6" style:family="text">
      <style:text-properties officeooo:rsid="000c9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99c8db4-7fff-98e7-2443-90aa95e38818"/>Historias de usuario</text:p>
      <text:p text:style-name="Text_20_body"/>
      <text:p text:style-name="P3"><text:span text:style-name="T1">1- C</text:span><text:span text:style-name="T3">o</text:span><text:span text:style-name="T1">mo </text:span><text:span text:style-name="T2">madre,</text:span><text:span text:style-name="T1"> quiero ver </text:span><text:span text:style-name="T2">una página de películas infantiles sin violencia</text:span><text:span text:style-name="T1">. (</text:span><text:span text:style-name="T3">Marta</text:span><text:span text:style-name="T1"> </text:span><text:span text:style-name="T3">S</text:span><text:span text:style-name="T1">.)</text:span></text:p>
      <text:p text:style-name="P2"/>
      <text:p text:style-name="P2">2- Como <text:span text:style-name="T5">madre, me preocupa que las películas sean aptas para mis hijos, porque ya no vienen con clasificaciones</text:span>. (<text:span text:style-name="T5">Sandra</text:span> <text:span text:style-name="T5">D</text:span>.)</text:p>
      <text:p text:style-name="P2"/>
      <text:p text:style-name="P3"><text:span text:style-name="T1">3- Como </text:span><text:span text:style-name="T3">padre, quiero poder buscar una película rápidamente, sin clickear tanto y </text:span><text:span text:style-name="T4">que me sugiera algún reproductor online que contenga lo que elegí</text:span><text:span text:style-name="T1">. (</text:span><text:span text:style-name="T4">Pablo</text:span><text:span text:style-name="T1"> </text:span><text:span text:style-name="T4">T</text:span><text:span text:style-name="T1">.)</text:span></text:p>
      <text:p text:style-name="Text_20_body"/>
      <text:p text:style-name="P2">4- Como <text:span text:style-name="T6">tía, me gustaría encontrar un catálogo llamativo de películas para que mis sobrinos elijan con su dedito lo que quieren ver porque aun no hablan</text:span>. (<text:span text:style-name="T6">Paola C</text:span>.)</text:p>
      <text:p text:style-name="Text_20_body"/>
      <text:p text:style-name="P3"><text:span text:style-name="T1">5- Como </text:span><text:span text:style-name="T4">madre cero tecnológica, me gustaría una página que sea llamativa en colores, fácil de usar, <text:s/>que no me llene de publicidades la pantalla, y que no me lluevan las películas porque muchas veces me confundo con tanta carátula</text:span><text:span text:style-name="T1">. (Marí</text:span><text:span text:style-name="T4">a</text:span><text:span text:style-name="T1"> V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2:57:47.656184144</meta:creation-date>
    <dc:date>2019-01-25T04:36:13.014119373</dc:date>
    <meta:editing-duration>PT1M14S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1" meta:paragraph-count="6" meta:word-count="135" meta:character-count="795" meta:non-whitespace-character-count="665"/>
  </office:meta>
</office:document-meta>
</file>